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6.5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2.56pt"/>
    </style:style>
    <style:style style:name="co4" style:family="table-column">
      <style:table-column-properties fo:break-before="auto" style:column-width="61.6pt"/>
    </style:style>
    <style:style style:name="co5" style:family="table-column">
      <style:table-column-properties fo:break-before="auto" style:column-width="57.74pt"/>
    </style:style>
    <style:style style:name="co6" style:family="table-column">
      <style:table-column-properties fo:break-before="auto" style:column-width="65.45pt"/>
    </style:style>
    <style:style style:name="co7" style:family="table-column">
      <style:table-column-properties fo:break-before="auto" style:column-width="77.05pt"/>
    </style:style>
    <style:style style:name="co8" style:family="table-column">
      <style:table-column-properties fo:break-before="auto" style:column-width="52.89pt"/>
    </style:style>
    <style:style style:name="co9" style:family="table-column">
      <style:table-column-properties fo:break-before="auto" style:column-width="49.04pt"/>
    </style:style>
    <style:style style:name="co10" style:family="table-column">
      <style:table-column-properties fo:break-before="auto" style:column-width="47.11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50pt"/>
    </style:style>
    <style:style style:name="co13" style:family="table-column">
      <style:table-column-properties fo:break-before="auto" style:column-width="74.15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O. sativa</text:p>
          </table:table-cell>
          <table:table-cell office:value-type="string" calcext:value-type="string">
            <text:p>[%]</text:p>
          </table:table-cell>
          <table:table-cell office:value-type="string" calcext:value-type="string">
            <text:p>L. pilosa</text:p>
          </table:table-cell>
          <table:table-cell office:value-type="string" calcext:value-type="string">
            <text:p>[%]</text:p>
          </table:table-cell>
          <table:table-cell office:value-type="string" calcext:value-type="string">
            <text:p>L. elegans</text:p>
          </table:table-cell>
          <table:table-cell office:value-type="string" calcext:value-type="string">
            <text:p>[%]</text:p>
          </table:table-cell>
          <table:table-cell office:value-type="string" calcext:value-type="string">
            <text:p>E. uniglumis</text:p>
          </table:table-cell>
          <table:table-cell office:value-type="string" calcext:value-type="string">
            <text:p>[%]</text:p>
          </table:table-cell>
          <table:table-cell office:value-type="string" calcext:value-type="string">
            <text:p>C. acuminatus</text:p>
          </table:table-cell>
          <table:table-cell office:value-type="string" calcext:value-type="string">
            <text:p>[%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C_genome_size</text:p>
          </table:table-cell>
          <table:table-cell office:value-type="float" office:value="799" calcext:value-type="float">
            <text:p>799</text:p>
          </table:table-cell>
          <table:table-cell table:formula="of:=ROUND(([.B2]/799)*100;2)" office:value-type="float" office:value="100" calcext:value-type="float">
            <text:p>100</text:p>
          </table:table-cell>
          <table:table-cell office:value-type="float" office:value="588" calcext:value-type="float">
            <text:p>588</text:p>
          </table:table-cell>
          <table:table-cell table:formula="of:=ROUND(([.D2]/588)*100;2)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stq_pass</text:p>
          </table:table-cell>
          <table:table-cell office:value-type="float" office:value="6533.8" calcext:value-type="float">
            <text:p>6533.8</text:p>
          </table:table-cell>
          <table:table-cell table:formula="of:=ROUND(([.B3]/799)*100;2)" office:value-type="float" office:value="817.75" calcext:value-type="float">
            <text:p>817.75</text:p>
          </table:table-cell>
          <table:table-cell office:value-type="float" office:value="1062.4" calcext:value-type="float">
            <text:p>1062.4</text:p>
          </table:table-cell>
          <table:table-cell table:formula="of:=ROUND(([.D3]/588)*100;2)" office:value-type="float" office:value="180.68" calcext:value-type="float">
            <text:p>180.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opped_filtered</text:p>
          </table:table-cell>
          <table:table-cell office:value-type="float" office:value="6331.247" calcext:value-type="float">
            <text:p>6331.247</text:p>
          </table:table-cell>
          <table:table-cell table:formula="of:=ROUND(([.B4]/799)*100;2)" office:value-type="float" office:value="792.4" calcext:value-type="float">
            <text:p>792.4</text:p>
          </table:table-cell>
          <table:table-cell office:value-type="float" office:value="1039.4" calcext:value-type="float">
            <text:p>1039.4</text:p>
          </table:table-cell>
          <table:table-cell table:formula="of:=ROUND(([.D4]/588)*100;2)" office:value-type="float" office:value="176.77" calcext:value-type="float">
            <text:p>176.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nu_corrected_reads</text:p>
          </table:table-cell>
          <table:table-cell office:value-type="float" office:value="2231.732" calcext:value-type="float">
            <text:p>2231.732</text:p>
          </table:table-cell>
          <table:table-cell table:formula="of:=ROUND(([.B5]/799)*100;2)" office:value-type="float" office:value="279.32" calcext:value-type="float">
            <text:p>279.32</text:p>
          </table:table-cell>
          <table:table-cell office:value-type="float" office:value="372.1" calcext:value-type="float">
            <text:p>372.1</text:p>
          </table:table-cell>
          <table:table-cell table:formula="of:=ROUND(([.D5]/588)*100;2)" office:value-type="float" office:value="63.28" calcext:value-type="float">
            <text:p>63.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ye_assembly</text:p>
          </table:table-cell>
          <table:table-cell office:value-type="float" office:value="285.974" calcext:value-type="float">
            <text:p>285.974</text:p>
          </table:table-cell>
          <table:table-cell table:formula="of:=ROUND(([.B6]/799)*100;2)" office:value-type="float" office:value="35.79" calcext:value-type="float">
            <text:p>35.79</text:p>
          </table:table-cell>
          <table:table-cell office:value-type="float" office:value="1.092" calcext:value-type="float">
            <text:p>1.092</text:p>
          </table:table-cell>
          <table:table-cell table:formula="of:=ROUND(([.D6]/588)*100;2)" office:value-type="float" office:value="0.19" calcext:value-type="float">
            <text:p>0.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nu_assembly</text:p>
          </table:table-cell>
          <table:table-cell office:value-type="float" office:value="148.68" calcext:value-type="float">
            <text:p>148.68</text:p>
          </table:table-cell>
          <table:table-cell table:formula="of:=ROUND(([.B7]/799)*100;2)" office:value-type="float" office:value="18.61" calcext:value-type="float">
            <text:p>18.61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raven_assembly</text:p>
          </table:table-cell>
          <table:table-cell office:value-type="float" office:value="87.295" calcext:value-type="float">
            <text:p>87.295</text:p>
          </table:table-cell>
          <table:table-cell table:formula="of:=ROUND(([.B8]/799)*100;2)" office:value-type="float" office:value="10.93" calcext:value-type="float">
            <text:p>10.93</text:p>
          </table:table-cell>
          <table:table-cell office:value-type="float" office:value="2.034" calcext:value-type="float">
            <text:p>2.034</text:p>
          </table:table-cell>
          <table:table-cell table:formula="of:=ROUND(([.D8]/588)*100;2)" office:value-type="float" office:value="0.35" calcext:value-type="float">
            <text:p>0.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tdbg2_assembly</text:p>
          </table:table-cell>
          <table:table-cell office:value-type="float" office:value="186.798" calcext:value-type="float">
            <text:p>186.798</text:p>
          </table:table-cell>
          <table:table-cell table:formula="of:=ROUND(([.B9]/799)*100;2)" office:value-type="float" office:value="23.38" calcext:value-type="float">
            <text:p>23.38</text:p>
          </table:table-cell>
          <table:table-cell office:value-type="float" office:value="2.216" calcext:value-type="float">
            <text:p>2.216</text:p>
          </table:table-cell>
          <table:table-cell table:formula="of:=ROUND(([.D9]/588)*100;2)" office:value-type="float" office:value="0.38" calcext:value-type="float">
            <text:p>0.38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O_sativ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L_pilos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L_elegan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E_uniglumi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C_acutiformis</text:p>
          </table:table-cell>
          <table:table-cell office:value-type="string" calcext:value-type="string">
            <text:p>percent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C_genome_size</text:p>
          </table:table-cell>
          <table:table-cell office:value-type="float" office:value="799" calcext:value-type="float">
            <text:p>799</text:p>
          </table:table-cell>
          <table:table-cell table:formula="of:=ROUND(([.B12]/399.5)*100;2)" office:value-type="float" office:value="200" calcext:value-type="float">
            <text:p>200</text:p>
          </table:table-cell>
          <table:table-cell office:value-type="float" office:value="588" calcext:value-type="float">
            <text:p>588</text:p>
          </table:table-cell>
          <table:table-cell table:formula="of:=ROUND(([.D12]/294)*100;2)" office:value-type="float" office:value="200" calcext:value-type="float">
            <text:p>200</text:p>
          </table:table-cell>
          <table:table-cell office:value-type="float" office:value="8330" calcext:value-type="float">
            <text:p>8330</text:p>
          </table:table-cell>
          <table:table-cell table:formula="of:=ROUND(([.F12]/4165)*100;2)" office:value-type="float" office:value="200" calcext:value-type="float">
            <text:p>200</text:p>
          </table:table-cell>
          <table:table-cell office:value-type="float" office:value="238" calcext:value-type="float">
            <text:p>238</text:p>
          </table:table-cell>
          <table:table-cell table:formula="of:=ROUND(([.H12]/119)*100;2)"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formula="of:=ROUND(([.J12]/400)*100;2)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C_genome_size</text:p>
          </table:table-cell>
          <table:table-cell table:formula="of:=[.B12]/2" office:value-type="float" office:value="399.5" calcext:value-type="float">
            <text:p>399.5</text:p>
          </table:table-cell>
          <table:table-cell table:formula="of:=ROUND(([.B13]/399.5)*100;2)" office:value-type="float" office:value="100" calcext:value-type="float">
            <text:p>100</text:p>
          </table:table-cell>
          <table:table-cell table:formula="of:=[.D12]/2" office:value-type="float" office:value="294" calcext:value-type="float">
            <text:p>294</text:p>
          </table:table-cell>
          <table:table-cell table:formula="of:=ROUND(([.D13]/294)*100;2)" office:value-type="float" office:value="100" calcext:value-type="float">
            <text:p>100</text:p>
          </table:table-cell>
          <table:table-cell table:formula="of:=[.F12]/2" office:value-type="float" office:value="4165" calcext:value-type="float">
            <text:p>4165</text:p>
          </table:table-cell>
          <table:table-cell table:formula="of:=ROUND(([.F13]/4165)*100;2)" office:value-type="float" office:value="100" calcext:value-type="float">
            <text:p>100</text:p>
          </table:table-cell>
          <table:table-cell table:formula="of:=[.H12]/2" office:value-type="float" office:value="119" calcext:value-type="float">
            <text:p>119</text:p>
          </table:table-cell>
          <table:table-cell table:formula="of:=ROUND(([.H13]/119)*100;2)" office:value-type="float" office:value="100" calcext:value-type="float">
            <text:p>100</text:p>
          </table:table-cell>
          <table:table-cell table:formula="of:=[.J12]/2" office:value-type="float" office:value="400" calcext:value-type="float">
            <text:p>400</text:p>
          </table:table-cell>
          <table:table-cell table:formula="of:=ROUND(([.J13]/400)*100;2)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astq_pass</text:p>
          </table:table-cell>
          <table:table-cell office:value-type="float" office:value="6533.8" calcext:value-type="float">
            <text:p>6533.8</text:p>
          </table:table-cell>
          <table:table-cell table:formula="of:=ROUND(([.B14]/399.5)*100;2)" office:value-type="float" office:value="1635.49" calcext:value-type="float">
            <text:p>1635.49</text:p>
          </table:table-cell>
          <table:table-cell office:value-type="float" office:value="1062.4" calcext:value-type="float">
            <text:p>1062.4</text:p>
          </table:table-cell>
          <table:table-cell table:formula="of:=ROUND(([.D14]/294)*100;2)" office:value-type="float" office:value="361.36" calcext:value-type="float">
            <text:p>361.36</text:p>
          </table:table-cell>
          <table:table-cell office:value-type="float" office:value="1939.68" calcext:value-type="float">
            <text:p>1939.68</text:p>
          </table:table-cell>
          <table:table-cell table:formula="of:=ROUND(([.F14]/4165)*100;2)" office:value-type="float" office:value="46.57" calcext:value-type="float">
            <text:p>46.57</text:p>
          </table:table-cell>
          <table:table-cell office:value-type="float" office:value="653.38" calcext:value-type="float">
            <text:p>653.38</text:p>
          </table:table-cell>
          <table:table-cell table:formula="of:=ROUND(([.H14]/119)*100;2)" office:value-type="float" office:value="549.06" calcext:value-type="float">
            <text:p>549.06</text:p>
          </table:table-cell>
          <table:table-cell office:value-type="float" office:value="1180.31" calcext:value-type="float">
            <text:p>1180.31</text:p>
          </table:table-cell>
          <table:table-cell table:formula="of:=ROUND(([.J14]/400)*100;2)" office:value-type="float" office:value="295.08" calcext:value-type="float">
            <text:p>295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pped_filtered</text:p>
          </table:table-cell>
          <table:table-cell office:value-type="float" office:value="6331.247" calcext:value-type="float">
            <text:p>6331.247</text:p>
          </table:table-cell>
          <table:table-cell table:formula="of:=ROUND(([.B15]/399.5)*100;2)" office:value-type="float" office:value="1584.79" calcext:value-type="float">
            <text:p>1584.79</text:p>
          </table:table-cell>
          <table:table-cell office:value-type="float" office:value="1039.4" calcext:value-type="float">
            <text:p>1039.4</text:p>
          </table:table-cell>
          <table:table-cell table:formula="of:=ROUND(([.D15]/294)*100;2)" office:value-type="float" office:value="353.54" calcext:value-type="float">
            <text:p>353.54</text:p>
          </table:table-cell>
          <table:table-cell office:value-type="float" office:value="1731.88" calcext:value-type="float">
            <text:p>1731.88</text:p>
          </table:table-cell>
          <table:table-cell table:formula="of:=ROUND(([.F15]/4165)*100;2)" office:value-type="float" office:value="41.58" calcext:value-type="float">
            <text:p>41.58</text:p>
          </table:table-cell>
          <table:table-cell office:value-type="float" office:value="582.517" calcext:value-type="float">
            <text:p>582.517</text:p>
          </table:table-cell>
          <table:table-cell table:formula="of:=ROUND(([.H15]/119)*100;2)" office:value-type="float" office:value="489.51" calcext:value-type="float">
            <text:p>489.51</text:p>
          </table:table-cell>
          <table:table-cell office:value-type="float" office:value="921.993" calcext:value-type="float">
            <text:p>921.993</text:p>
          </table:table-cell>
          <table:table-cell table:formula="of:=ROUND(([.J15]/400)*100;2)" office:value-type="float" office:value="230.5" calcext:value-type="float">
            <text:p>23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u_corrected_reads</text:p>
          </table:table-cell>
          <table:table-cell office:value-type="float" office:value="2231.732" calcext:value-type="float">
            <text:p>2231.732</text:p>
          </table:table-cell>
          <table:table-cell table:formula="of:=ROUND(([.B16]/399.5)*100;2)" office:value-type="float" office:value="558.63" calcext:value-type="float">
            <text:p>558.63</text:p>
          </table:table-cell>
          <table:table-cell office:value-type="float" office:value="372.1" calcext:value-type="float">
            <text:p>372.1</text:p>
          </table:table-cell>
          <table:table-cell table:formula="of:=ROUND(([.D16]/294)*100;2)" office:value-type="float" office:value="126.56" calcext:value-type="float">
            <text:p>126.56</text:p>
          </table:table-cell>
          <table:table-cell office:value-type="float" office:value="371.218" calcext:value-type="float">
            <text:p>371.218</text:p>
          </table:table-cell>
          <table:table-cell table:formula="of:=ROUND(([.F16]/4165)*100;2)" office:value-type="float" office:value="8.91" calcext:value-type="float">
            <text:p>8.91</text:p>
          </table:table-cell>
          <table:table-cell office:value-type="float" office:value="162.482" calcext:value-type="float">
            <text:p>162.482</text:p>
          </table:table-cell>
          <table:table-cell table:formula="of:=ROUND(([.H16]/119)*100;2)" office:value-type="float" office:value="136.54" calcext:value-type="float">
            <text:p>136.54</text:p>
          </table:table-cell>
          <table:table-cell office:value-type="float" office:value="212.467" calcext:value-type="float">
            <text:p>212.467</text:p>
          </table:table-cell>
          <table:table-cell table:formula="of:=ROUND(([.J16]/400)*100;2)" office:value-type="float" office:value="53.12" calcext:value-type="float">
            <text:p>53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ye_assembly</text:p>
          </table:table-cell>
          <table:table-cell office:value-type="float" office:value="285.974" calcext:value-type="float">
            <text:p>285.974</text:p>
          </table:table-cell>
          <table:table-cell table:formula="of:=ROUND(([.B17]/399.5)*100;2)" office:value-type="float" office:value="71.58" calcext:value-type="float">
            <text:p>71.58</text:p>
          </table:table-cell>
          <table:table-cell office:value-type="float" office:value="1.092" calcext:value-type="float">
            <text:p>1.092</text:p>
          </table:table-cell>
          <table:table-cell table:formula="of:=ROUND(([.D17]/294)*100;2)" office:value-type="float" office:value="0.37" calcext:value-type="float">
            <text:p>0.37</text:p>
          </table:table-cell>
          <table:table-cell office:value-type="float" office:value="0.975" calcext:value-type="float">
            <text:p>0.975</text:p>
          </table:table-cell>
          <table:table-cell table:formula="of:=ROUND(([.F17]/4165)*100;2)" office:value-type="float" office:value="0.02" calcext:value-type="float">
            <text:p>0.02</text:p>
          </table:table-cell>
          <table:table-cell office:value-type="float" office:value="1.401" calcext:value-type="float">
            <text:p>1.401</text:p>
          </table:table-cell>
          <table:table-cell table:formula="of:=ROUND(([.H17]/119)*100;2)" office:value-type="float" office:value="1.18" calcext:value-type="float">
            <text:p>1.18</text:p>
          </table:table-cell>
          <table:table-cell office:value-type="float" office:value="1.324" calcext:value-type="float">
            <text:p>1.324</text:p>
          </table:table-cell>
          <table:table-cell table:formula="of:=ROUND(([.J17]/400)*100;2)" office:value-type="float" office:value="0.33" calcext:value-type="float">
            <text:p>0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u_assembly</text:p>
          </table:table-cell>
          <table:table-cell office:value-type="float" office:value="148.68" calcext:value-type="float">
            <text:p>148.68</text:p>
          </table:table-cell>
          <table:table-cell table:formula="of:=ROUND(([.B18]/399.5)*100;2)" office:value-type="float" office:value="37.22" calcext:value-type="float">
            <text:p>37.22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raven_assembly</text:p>
          </table:table-cell>
          <table:table-cell office:value-type="float" office:value="87.295" calcext:value-type="float">
            <text:p>87.295</text:p>
          </table:table-cell>
          <table:table-cell table:formula="of:=ROUND(([.B19]/399.5)*100;2)" office:value-type="float" office:value="21.85" calcext:value-type="float">
            <text:p>21.85</text:p>
          </table:table-cell>
          <table:table-cell office:value-type="float" office:value="2.034" calcext:value-type="float">
            <text:p>2.034</text:p>
          </table:table-cell>
          <table:table-cell table:formula="of:=ROUND(([.D19]/294)*100;2)" office:value-type="float" office:value="0.69" calcext:value-type="float">
            <text:p>0.69</text:p>
          </table:table-cell>
          <table:table-cell office:value-type="float" office:value="1.298" calcext:value-type="float">
            <text:p>1.298</text:p>
          </table:table-cell>
          <table:table-cell table:formula="of:=ROUND(([.F19]/4165)*100;2)" office:value-type="float" office:value="0.03" calcext:value-type="float">
            <text:p>0.03</text:p>
          </table:table-cell>
          <table:table-cell office:value-type="float" office:value="0.701" calcext:value-type="float">
            <text:p>0.701</text:p>
          </table:table-cell>
          <table:table-cell table:formula="of:=ROUND(([.H19]/119)*100;2)" office:value-type="float" office:value="0.59" calcext:value-type="float">
            <text:p>0.59</text:p>
          </table:table-cell>
          <table:table-cell office:value-type="float" office:value="1.045" calcext:value-type="float">
            <text:p>1.045</text:p>
          </table:table-cell>
          <table:table-cell table:formula="of:=ROUND(([.J19]/400)*100;2)" office:value-type="float" office:value="0.26" calcext:value-type="float">
            <text:p>0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tdbg2_assembly</text:p>
          </table:table-cell>
          <table:table-cell office:value-type="float" office:value="186.798" calcext:value-type="float">
            <text:p>186.798</text:p>
          </table:table-cell>
          <table:table-cell table:formula="of:=ROUND(([.B20]/399.5)*100;2)" office:value-type="float" office:value="46.76" calcext:value-type="float">
            <text:p>46.76</text:p>
          </table:table-cell>
          <table:table-cell office:value-type="float" office:value="2.216" calcext:value-type="float">
            <text:p>2.216</text:p>
          </table:table-cell>
          <table:table-cell table:formula="of:=ROUND(([.D20]/294)*100;2)" office:value-type="float" office:value="0.75" calcext:value-type="float">
            <text:p>0.75</text:p>
          </table:table-cell>
          <table:table-cell office:value-type="float" office:value="2.083" calcext:value-type="float">
            <text:p>2.083</text:p>
          </table:table-cell>
          <table:table-cell table:formula="of:=ROUND(([.F20]/4165)*100;2)" office:value-type="float" office:value="0.05" calcext:value-type="float">
            <text:p>0.05</text:p>
          </table:table-cell>
          <table:table-cell office:value-type="float" office:value="0.757" calcext:value-type="float">
            <text:p>0.757</text:p>
          </table:table-cell>
          <table:table-cell table:formula="of:=ROUND(([.H20]/119)*100;2)" office:value-type="float" office:value="0.64" calcext:value-type="float">
            <text:p>0.64</text:p>
          </table:table-cell>
          <table:table-cell office:value-type="float" office:value="1.613" calcext:value-type="float">
            <text:p>1.613</text:p>
          </table:table-cell>
          <table:table-cell table:formula="of:=ROUND(([.J20]/400)*100;2)" office:value-type="float" office:value="0.4" calcext:value-type="float">
            <text:p>0.4</text:p>
          </table:table-cell>
          <table:table-cell table:number-columns-repeated="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_contigs</text:p>
          </table:table-cell>
          <table:table-cell/>
          <table:table-cell office:value-type="string" calcext:value-type="string">
            <text:p>contig_bp</text:p>
          </table:table-cell>
          <table:table-cell table:number-columns-repeated="3"/>
          <table:table-cell office:value-type="string" calcext:value-type="string">
            <text:p>ctg_N50</text:p>
          </table:table-cell>
          <table:table-cell office:value-type="string" calcext:value-type="string">
            <text:p>ctg_L50</text:p>
          </table:table-cell>
          <table:table-cell table:number-columns-repeated="2"/>
          <table:table-cell office:value-type="string" calcext:value-type="string">
            <text:p>ctg_N90</text:p>
          </table:table-cell>
          <table:table-cell office:value-type="string" calcext:value-type="string">
            <text:p>ctg_L90</text:p>
          </table:table-cell>
          <table:table-cell/>
          <table:table-cell office:value-type="string" calcext:value-type="string">
            <text:p>ctg_max</text:p>
          </table:table-cell>
          <table:table-cell/>
          <table:table-cell office:value-type="string" calcext:value-type="string">
            <text:p>scaf_pct_gt50K</text:p>
          </table:table-cell>
          <table:table-cell office:value-type="string" calcext:value-type="string">
            <text:p>gc_avg</text:p>
          </table:table-cell>
          <table:table-cell office:value-type="string" calcext:value-type="string">
            <text:p>gc_std</text:p>
          </table:table-cell>
        </table:table-row>
        <table:table-row table:style-name="ro1">
          <table:table-cell office:value-type="string" calcext:value-type="string">
            <text:p>canu</text:p>
          </table:table-cell>
          <table:table-cell/>
          <table:table-cell office:value-type="float" office:value="8829" calcext:value-type="float">
            <text:p>8829</text:p>
          </table:table-cell>
          <table:table-cell/>
          <table:table-cell office:value-type="float" office:value="148680101" calcext:value-type="float">
            <text:p>148680101</text:p>
          </table:table-cell>
          <table:table-cell table:number-columns-repeated="3"/>
          <table:table-cell office:value-type="float" office:value="1465" calcext:value-type="float">
            <text:p>1465</text:p>
          </table:table-cell>
          <table:table-cell office:value-type="float" office:value="30414" calcext:value-type="float">
            <text:p>30414</text:p>
          </table:table-cell>
          <table:table-cell table:number-columns-repeated="2"/>
          <table:table-cell office:value-type="float" office:value="5168" calcext:value-type="float">
            <text:p>5168</text:p>
          </table:table-cell>
          <table:table-cell office:value-type="float" office:value="7415" calcext:value-type="float">
            <text:p>7415</text:p>
          </table:table-cell>
          <table:table-cell/>
          <table:table-cell office:value-type="float" office:value="189432" calcext:value-type="float">
            <text:p>189432</text:p>
          </table:table-cell>
          <table:table-cell/>
          <table:table-cell office:value-type="string" calcext:value-type="string">
            <text:p>25.6850.41819</text:p>
          </table:table-cell>
          <table:table-cell office:value-type="string" calcext:value-type="string">
            <text:p>0.03978</text:p>
          </table:table-cell>
          <table:table-cell/>
        </table:table-row>
        <table:table-row table:style-name="ro1">
          <table:table-cell office:value-type="string" calcext:value-type="string">
            <text:p>flye</text:p>
          </table:table-cell>
          <table:table-cell/>
          <table:table-cell office:value-type="float" office:value="3507" calcext:value-type="float">
            <text:p>3507</text:p>
          </table:table-cell>
          <table:table-cell/>
          <table:table-cell office:value-type="float" office:value="285973153" calcext:value-type="float">
            <text:p>285973153</text:p>
          </table:table-cell>
          <table:table-cell table:number-columns-repeated="3"/>
          <table:table-cell office:value-type="float" office:value="518" calcext:value-type="float">
            <text:p>518</text:p>
          </table:table-cell>
          <table:table-cell office:value-type="float" office:value="158286" calcext:value-type="float">
            <text:p>158286</text:p>
          </table:table-cell>
          <table:table-cell table:number-columns-repeated="2"/>
          <table:table-cell office:value-type="float" office:value="1859" calcext:value-type="float">
            <text:p>1859</text:p>
          </table:table-cell>
          <table:table-cell office:value-type="float" office:value="40778" calcext:value-type="float">
            <text:p>40778</text:p>
          </table:table-cell>
          <table:table-cell/>
          <table:table-cell office:value-type="float" office:value="1062191" calcext:value-type="float">
            <text:p>1062191</text:p>
          </table:table-cell>
          <table:table-cell/>
          <table:table-cell office:value-type="string" calcext:value-type="string">
            <text:p>87.0070.43113</text:p>
          </table:table-cell>
          <table:table-cell office:value-type="string" calcext:value-type="string">
            <text:p>0.03745</text:p>
          </table:table-cell>
          <table:table-cell/>
        </table:table-row>
        <table:table-row table:style-name="ro1">
          <table:table-cell office:value-type="string" calcext:value-type="string">
            <text:p>raven <text:s/></text:p>
          </table:table-cell>
          <table:table-cell/>
          <table:table-cell office:value-type="float" office:value="2183" calcext:value-type="float">
            <text:p>2183</text:p>
          </table:table-cell>
          <table:table-cell/>
          <table:table-cell office:value-type="float" office:value="87294983" calcext:value-type="float">
            <text:p>87294983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float" office:value="46658" calcext:value-type="float">
            <text:p>46658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22628" calcext:value-type="float">
            <text:p>22628</text:p>
          </table:table-cell>
          <table:table-cell/>
          <table:table-cell office:value-type="float" office:value="218746" calcext:value-type="float">
            <text:p>218746</text:p>
          </table:table-cell>
          <table:table-cell/>
          <table:table-cell office:value-type="string" calcext:value-type="string">
            <text:p>45.6700.42899</text:p>
          </table:table-cell>
          <table:table-cell office:value-type="string" calcext:value-type="string">
            <text:p>0.02604</text:p>
          </table:table-cell>
          <table:table-cell/>
        </table:table-row>
        <table:table-row table:style-name="ro1">
          <table:table-cell office:value-type="string" calcext:value-type="string">
            <text:p>wtdbg</text:p>
          </table:table-cell>
          <table:table-cell/>
          <table:table-cell office:value-type="float" office:value="4602" calcext:value-type="float">
            <text:p>4602</text:p>
          </table:table-cell>
          <table:table-cell/>
          <table:table-cell office:value-type="float" office:value="186798415" calcext:value-type="float">
            <text:p>186798415</text:p>
          </table:table-cell>
          <table:table-cell table:number-columns-repeated="3"/>
          <table:table-cell office:value-type="float" office:value="870" calcext:value-type="float">
            <text:p>870</text:p>
          </table:table-cell>
          <table:table-cell office:value-type="float" office:value="66503" calcext:value-type="float">
            <text:p>66503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office:value-type="float" office:value="19385" calcext:value-type="float">
            <text:p>19385</text:p>
          </table:table-cell>
          <table:table-cell/>
          <table:table-cell office:value-type="float" office:value="402350" calcext:value-type="float">
            <text:p>402350</text:p>
          </table:table-cell>
          <table:table-cell/>
          <table:table-cell office:value-type="string" calcext:value-type="string">
            <text:p>62.9970.42530</text:p>
          </table:table-cell>
          <table:table-cell office:value-type="string" calcext:value-type="string">
            <text:p>0.03013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ssembler</text:p>
          </table:table-cell>
          <table:table-cell office:value-type="string" calcext:value-type="string">
            <text:p>n_contigs</text:p>
          </table:table-cell>
          <table:table-cell office:value-type="string" calcext:value-type="string">
            <text:p>contig_bp</text:p>
          </table:table-cell>
          <table:table-cell office:value-type="string" calcext:value-type="string">
            <text:p>contig_Mbp</text:p>
          </table:table-cell>
          <table:table-cell office:value-type="string" calcext:value-type="string">
            <text:p>gap_pct</text:p>
          </table:table-cell>
          <table:table-cell office:value-type="string" calcext:value-type="string">
            <text:p>ctg_N50</text:p>
          </table:table-cell>
          <table:table-cell office:value-type="string" calcext:value-type="string">
            <text:p>ctg_L50</text:p>
          </table:table-cell>
          <table:table-cell office:value-type="string" calcext:value-type="string">
            <text:p>ctg_N90</text:p>
          </table:table-cell>
          <table:table-cell office:value-type="string" calcext:value-type="string">
            <text:p>ctg_L90</text:p>
          </table:table-cell>
          <table:table-cell office:value-type="string" calcext:value-type="string">
            <text:p>ctg_max</text:p>
          </table:table-cell>
          <table:table-cell office:value-type="string" calcext:value-type="string">
            <text:p>gc_avg</text:p>
          </table:table-cell>
          <table:table-cell office:value-type="string" calcext:value-type="string">
            <text:p>gc_st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u</text:p>
          </table:table-cell>
          <table:table-cell office:value-type="float" office:value="8829" calcext:value-type="float">
            <text:p>8829</text:p>
          </table:table-cell>
          <table:table-cell office:value-type="float" office:value="148680101" calcext:value-type="float">
            <text:p>148680101</text:p>
          </table:table-cell>
          <table:table-cell table:formula="of:=ROUND([.C32]/1000000;2)" office:value-type="float" office:value="148.68" calcext:value-type="float">
            <text:p>148.68</text:p>
          </table:table-cell>
          <table:table-cell office:value-type="string" calcext:value-type="string">
            <text:p>0.000</text:p>
          </table:table-cell>
          <table:table-cell office:value-type="float" office:value="1465" calcext:value-type="float">
            <text:p>1465</text:p>
          </table:table-cell>
          <table:table-cell office:value-type="float" office:value="30414" calcext:value-type="float">
            <text:p>30414</text:p>
          </table:table-cell>
          <table:table-cell office:value-type="float" office:value="5168" calcext:value-type="float">
            <text:p>5168</text:p>
          </table:table-cell>
          <table:table-cell office:value-type="float" office:value="7415" calcext:value-type="float">
            <text:p>7415</text:p>
          </table:table-cell>
          <table:table-cell office:value-type="float" office:value="189432" calcext:value-type="float">
            <text:p>189432</text:p>
          </table:table-cell>
          <table:table-cell office:value-type="string" calcext:value-type="string">
            <text:p>0.41819</text:p>
          </table:table-cell>
          <table:table-cell office:value-type="string" calcext:value-type="string">
            <text:p>0.03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ye</text:p>
          </table:table-cell>
          <table:table-cell office:value-type="float" office:value="3507" calcext:value-type="float">
            <text:p>3507</text:p>
          </table:table-cell>
          <table:table-cell office:value-type="float" office:value="285973153" calcext:value-type="float">
            <text:p>285973153</text:p>
          </table:table-cell>
          <table:table-cell table:formula="of:=ROUND([.C33]/1000000;2)" office:value-type="float" office:value="285.97" calcext:value-type="float">
            <text:p>285.97</text:p>
          </table:table-cell>
          <table:table-cell office:value-type="string" calcext:value-type="string">
            <text:p>0.000</text:p>
          </table:table-cell>
          <table:table-cell office:value-type="float" office:value="518" calcext:value-type="float">
            <text:p>518</text:p>
          </table:table-cell>
          <table:table-cell office:value-type="float" office:value="158286" calcext:value-type="float">
            <text:p>158286</text:p>
          </table:table-cell>
          <table:table-cell office:value-type="float" office:value="1859" calcext:value-type="float">
            <text:p>1859</text:p>
          </table:table-cell>
          <table:table-cell office:value-type="float" office:value="40778" calcext:value-type="float">
            <text:p>40778</text:p>
          </table:table-cell>
          <table:table-cell office:value-type="float" office:value="1062191" calcext:value-type="float">
            <text:p>1062191</text:p>
          </table:table-cell>
          <table:table-cell office:value-type="string" calcext:value-type="string">
            <text:p>0.43113</text:p>
          </table:table-cell>
          <table:table-cell office:value-type="string" calcext:value-type="string">
            <text:p>0.03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en <text:s/></text:p>
          </table:table-cell>
          <table:table-cell office:value-type="float" office:value="2183" calcext:value-type="float">
            <text:p>2183</text:p>
          </table:table-cell>
          <table:table-cell office:value-type="float" office:value="87294983" calcext:value-type="float">
            <text:p>87294983</text:p>
          </table:table-cell>
          <table:table-cell table:formula="of:=ROUND([.C34]/1000000;2)" office:value-type="float" office:value="87.29" calcext:value-type="float">
            <text:p>87.29</text:p>
          </table:table-cell>
          <table:table-cell office:value-type="string" calcext:value-type="string">
            <text:p>0.000</text:p>
          </table:table-cell>
          <table:table-cell office:value-type="float" office:value="618" calcext:value-type="float">
            <text:p>618</text:p>
          </table:table-cell>
          <table:table-cell office:value-type="float" office:value="46658" calcext:value-type="float">
            <text:p>46658</text:p>
          </table:table-cell>
          <table:table-cell office:value-type="float" office:value="1662" calcext:value-type="float">
            <text:p>1662</text:p>
          </table:table-cell>
          <table:table-cell office:value-type="float" office:value="22628" calcext:value-type="float">
            <text:p>22628</text:p>
          </table:table-cell>
          <table:table-cell office:value-type="float" office:value="218746" calcext:value-type="float">
            <text:p>218746</text:p>
          </table:table-cell>
          <table:table-cell office:value-type="string" calcext:value-type="string">
            <text:p>0.42899</text:p>
          </table:table-cell>
          <table:table-cell office:value-type="string" calcext:value-type="string">
            <text:p>0.02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tdbg2</text:p>
          </table:table-cell>
          <table:table-cell office:value-type="float" office:value="4602" calcext:value-type="float">
            <text:p>4602</text:p>
          </table:table-cell>
          <table:table-cell office:value-type="float" office:value="186798415" calcext:value-type="float">
            <text:p>186798415</text:p>
          </table:table-cell>
          <table:table-cell table:formula="of:=ROUND([.C35]/1000000;2)" office:value-type="float" office:value="186.8" calcext:value-type="float">
            <text:p>186.8</text:p>
          </table:table-cell>
          <table:table-cell office:value-type="string" calcext:value-type="string">
            <text:p>0.000</text:p>
          </table:table-cell>
          <table:table-cell office:value-type="float" office:value="870" calcext:value-type="float">
            <text:p>870</text:p>
          </table:table-cell>
          <table:table-cell office:value-type="float" office:value="66503" calcext:value-type="float">
            <text:p>66503</text:p>
          </table:table-cell>
          <table:table-cell office:value-type="float" office:value="2856" calcext:value-type="float">
            <text:p>2856</text:p>
          </table:table-cell>
          <table:table-cell office:value-type="float" office:value="19385" calcext:value-type="float">
            <text:p>19385</text:p>
          </table:table-cell>
          <table:table-cell office:value-type="float" office:value="402350" calcext:value-type="float">
            <text:p>402350</text:p>
          </table:table-cell>
          <table:table-cell office:value-type="string" calcext:value-type="string">
            <text:p>0.42530</text:p>
          </table:table-cell>
          <table:table-cell office:value-type="string" calcext:value-type="string">
            <text:p>0.030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20:24:40.200840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4:26:05.177233977</meta:creation-date>
    <dc:date>2021-05-08T20:25:26.434934219</dc:date>
    <meta:editing-duration>PT17H55M16S</meta:editing-duration>
    <meta:editing-cycles>9</meta:editing-cycles>
    <meta:generator>LibreOffice/6.1.5.2$Linux_X86_64 LibreOffice_project/10$Build-2</meta:generator>
    <meta:document-statistic meta:table-count="1" meta:cell-count="260" meta:object-count="0"/>
  </office:meta>
</office:document-meta>
</file>